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2965in" table:align="left"/>
    </style:style>
    <style:style style:name="Table1.A" style:family="table-column">
      <style:table-column-properties style:column-width="1.2104in"/>
    </style:style>
    <style:style style:name="Table1.B" style:family="table-column">
      <style:table-column-properties style:column-width="0.7146in"/>
    </style:style>
    <style:style style:name="Table1.C" style:family="table-column">
      <style:table-column-properties style:column-width="1.5757in"/>
    </style:style>
    <style:style style:name="Table1.D" style:family="table-column">
      <style:table-column-properties style:column-width="0.7958in"/>
    </style:style>
    <style:style style:name="Table1.A1" style:family="table-cell">
      <style:table-cell-properties style:vertical-align="middle" fo:padding="0.0194in" fo:border="none"/>
    </style:style>
    <style:style style:name="P1" style:family="paragraph" style:parent-style-name="Text_20_body">
      <style:text-properties fo:language="nl" fo:country="NL" officeooo:rsid="0016ed7e" officeooo:paragraph-rsid="0016ed7e"/>
    </style:style>
    <style:style style:name="P2" style:family="paragraph" style:parent-style-name="Text_20_body" style:list-style-name="L1">
      <style:text-properties fo:language="nl" fo:country="NL" officeooo:rsid="0016ed7e" officeooo:paragraph-rsid="0016ed7e"/>
    </style:style>
    <style:style style:name="P3" style:family="paragraph" style:parent-style-name="Text_20_body" style:list-style-name="L1">
      <style:text-properties fo:language="nl" fo:country="NL" officeooo:rsid="00182e85" officeooo:paragraph-rsid="00182e85"/>
    </style:style>
    <style:style style:name="P4" style:family="paragraph" style:parent-style-name="Text_20_body" style:list-style-name="L1">
      <style:text-properties fo:language="nl" fo:country="NL" officeooo:rsid="0018a187" officeooo:paragraph-rsid="0018a187"/>
    </style:style>
    <style:style style:name="P5" style:family="paragraph" style:parent-style-name="Text_20_body" style:list-style-name="L1">
      <style:text-properties fo:language="nl" fo:country="NL" officeooo:rsid="0018a187" officeooo:paragraph-rsid="001dcc9f"/>
    </style:style>
    <style:style style:name="P6" style:family="paragraph" style:parent-style-name="Text_20_body" style:list-style-name="L1">
      <style:text-properties fo:language="nl" fo:country="NL" officeooo:rsid="0018bd56" officeooo:paragraph-rsid="0018bd56"/>
    </style:style>
    <style:style style:name="P7" style:family="paragraph" style:parent-style-name="Text_20_body">
      <style:text-properties fo:language="nl" fo:country="NL" fo:font-style="italic" officeooo:rsid="0018df7b" officeooo:paragraph-rsid="0018df7b" style:font-style-asian="italic" style:font-style-complex="italic"/>
    </style:style>
    <style:style style:name="P8" style:family="paragraph" style:parent-style-name="Text_20_body">
      <style:text-properties fo:language="nl" fo:country="NL" fo:font-style="italic" officeooo:rsid="001aa841" officeooo:paragraph-rsid="001aa841" style:font-style-asian="italic" style:font-style-complex="italic"/>
    </style:style>
    <style:style style:name="P9" style:family="paragraph" style:parent-style-name="Text_20_body">
      <style:text-properties fo:language="nl" fo:country="NL" fo:font-style="italic" officeooo:rsid="001aaf9e" officeooo:paragraph-rsid="001aaf9e" style:font-style-asian="italic" style:font-style-complex="italic"/>
    </style:style>
    <style:style style:name="P10" style:family="paragraph" style:parent-style-name="Text_20_body">
      <style:text-properties fo:language="nl" fo:country="NL" fo:font-style="italic" officeooo:rsid="0021eca7" officeooo:paragraph-rsid="0021eca7" style:font-style-asian="italic" style:font-style-complex="italic"/>
    </style:style>
    <style:style style:name="P11" style:family="paragraph" style:parent-style-name="Text_20_body" style:list-style-name="L2">
      <style:text-properties fo:language="nl" fo:country="NL" fo:font-style="italic" officeooo:rsid="0021eca7" officeooo:paragraph-rsid="0021eca7" style:font-style-asian="italic" style:font-style-complex="italic"/>
    </style:style>
    <style:style style:name="P12" style:family="paragraph" style:parent-style-name="Text_20_body">
      <style:text-properties fo:language="nl" fo:country="NL" fo:font-style="italic" officeooo:rsid="002335b7" officeooo:paragraph-rsid="002335b7" style:font-style-asian="italic" style:font-style-complex="italic"/>
    </style:style>
    <style:style style:name="P13" style:family="paragraph" style:parent-style-name="Text_20_body">
      <style:text-properties fo:language="nl" fo:country="NL" fo:font-style="italic" officeooo:rsid="0024c1dc" officeooo:paragraph-rsid="0024c1dc" style:font-style-asian="italic" style:font-style-complex="italic"/>
    </style:style>
    <style:style style:name="P14" style:family="paragraph" style:parent-style-name="Text_20_body">
      <style:text-properties fo:language="nl" fo:country="NL" fo:font-style="italic" officeooo:rsid="0026a161" officeooo:paragraph-rsid="0026a161" style:font-style-asian="italic" style:font-style-complex="italic"/>
    </style:style>
    <style:style style:name="P15" style:family="paragraph" style:parent-style-name="Text_20_body">
      <style:text-properties fo:language="nl" fo:country="NL" fo:font-style="italic" officeooo:rsid="00284e28" officeooo:paragraph-rsid="00284e28" style:font-style-asian="italic" style:font-style-complex="italic"/>
    </style:style>
    <style:style style:name="P16" style:family="paragraph" style:parent-style-name="Text_20_body" style:list-style-name="L1">
      <style:text-properties fo:language="nl" fo:country="NL" officeooo:rsid="001f1788" officeooo:paragraph-rsid="001f1788"/>
    </style:style>
    <style:style style:name="P17" style:family="paragraph" style:parent-style-name="Text_20_body" style:list-style-name="L2">
      <style:text-properties officeooo:paragraph-rsid="0021eca7"/>
    </style:style>
    <style:style style:name="P18" style:family="paragraph" style:parent-style-name="Title">
      <style:text-properties fo:language="nl" fo:country="NL"/>
    </style:style>
    <style:style style:name="P19" style:family="paragraph" style:parent-style-name="Heading_20_1">
      <style:text-properties fo:language="nl" fo:country="NL" officeooo:rsid="0016ed7e" officeooo:paragraph-rsid="0016ed7e"/>
    </style:style>
    <style:style style:name="T1" style:family="text">
      <style:text-properties fo:language="nl" fo:country="NL" fo:font-style="normal" officeooo:rsid="0021eca7" style:font-style-asian="normal" style:font-style-complex="normal"/>
    </style:style>
    <style:style style:name="T2" style:family="text">
      <style:text-properties officeooo:rsid="00177250"/>
    </style:style>
    <style:style style:name="T3" style:family="text">
      <style:text-properties fo:font-style="normal" style:font-style-asian="normal" style:font-style-complex="normal"/>
    </style:style>
    <style:style style:name="T4" style:family="text">
      <style:text-properties fo:font-style="normal" officeooo:rsid="001b91f4" style:font-style-asian="normal" style:font-style-complex="normal"/>
    </style:style>
    <style:style style:name="T5" style:family="text">
      <style:text-properties fo:font-style="normal" officeooo:rsid="0021eca7" style:font-style-asian="normal" style:font-style-complex="normal"/>
    </style:style>
    <style:style style:name="T6" style:family="text">
      <style:text-properties fo:font-style="normal" officeooo:rsid="002369a5" style:font-style-asian="normal" style:font-style-complex="normal"/>
    </style:style>
    <style:style style:name="T7" style:family="text">
      <style:text-properties fo:font-style="normal" officeooo:rsid="00254849" style:font-style-asian="normal" style:font-style-complex="normal"/>
    </style:style>
    <style:style style:name="T8" style:family="text">
      <style:text-properties fo:font-style="normal" officeooo:rsid="0026a161" style:font-style-asian="normal" style:font-style-complex="normal"/>
    </style:style>
    <style:style style:name="T9" style:family="text">
      <style:text-properties officeooo:rsid="001dfb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EP API</text:p>
      <text:h text:style-name="P19" text:outline-level="1">Algemeen</text:h>
      <text:p text:style-name="P1">Kenmerken:</text:p>
      <text:list xml:id="list4934303302826489772" text:style-name="L1">
        <text:list-item>
          <text:p text:style-name="P2">Client - Server interface: De toepassing die gebruik wil maken van de pm is de client en de policy machine is de server. The principle behind the client-server constraints is the separation of concerns;</text:p>
        </text:list-item>
        <text:list-item>
          <text:p text:style-name="P2">Stateless: ondanks dat de pep een sessie vertegenwoordigd, is er geen sprake van een context waarbinnen achtereenvolgende verzoeken worden afgehandeld;</text:p>
        </text:list-item>
        <text:list-item>
          <text:p text:style-name="P2">Operations are dynamic: <text:span text:style-name="T2">naast een minimale set operations, kunnen in de pm nieuwe operations worden gedefinieerd die door de PEP afgehandeld moeten kunnen worden. Read en write zijn bijvoorbeeld voorgedefinieerde operations op resources, maar in de pm zou ook bijvoorbeeld de ‘execute’ operation gedefinieerd kunnen worden;</text:span></text:p>
        </text:list-item>
        <text:list-item>
          <text:p text:style-name="P4">Een operation kan side-effects hebben;</text:p>
        </text:list-item>
        <text:list-item>
          <text:p text:style-name="P3">In het geval van resource operations, wordt de PDP gevraagd om een deny – permit. Indie de PDP een deny response geeft wordt deze doorgegeven aan de client. Indie een permit response wordt gegeven, geeft de PEP deze door aan de RAP die de operations op de resource uitvoert en het resultaat daarvan teruggeeft;</text:p>
        </text:list-item>
        <text:list-item>
          <text:p text:style-name="P3">In het geval van een administrative operation, bepaalt de PDP of deze opdracht uitgevoerd mag worden en, afhankelijk van de uitkomst van de allow – deny, wordt de opdracht uitgevoerd door de pm;</text:p>
        </text:list-item>
        <text:list-item>
          <text:p text:style-name="P5">Resources worden geïdentificeerd door een UR<text:span text:style-name="T9">L. (niet URI: Zie </text:span><text:a xlink:type="simple" xlink:href="https://en.wikipedia.org/wiki/Uniform_Resource_Identifier#Relationship_between_URI.2C_URL.2C_and_URN" text:style-name="Internet_20_link" text:visited-style-name="Visited_20_Internet_20_Link"><text:span text:style-name="T9">https://en.wikipedia.org/wiki/Uniform_Resource_Identifier#Relationship_between_URI.2C_URL.2C_and_URN</text:span></text:a><text:span text:style-name="T9">);</text:span></text:p>
        </text:list-item>
        <text:list-item>
          <text:p text:style-name="P16">Users, objects en user en object attributes worden geïdentificeerd door URI’s;</text:p>
        </text:list-item>
        <text:list-item>
          <text:p text:style-name="P6">Alle elementen in de pm worden geïdentificeerd door een UUID.</text:p>
        </text:list-item>
      </text:list>
      <text:p text:style-name="P7">NB: is de PEP applicatie specifiek of juist niet?</text:p>
      <text:p text:style-name="P8"><text:span text:style-name="T3">Een PEP voor een webservice implementeert waarschijnlijk de REST interface. De GET, PUT en PATCH methods zijn typische resource oprations, terwijl de POST en DELETE operations typische administrative operations zijn. </text:span></text:p>
      <text:p text:style-name="P9"><text:span text:style-name="T3">De resources, maar ook de objects, binnen een toepassing zijn dingen als bestanden met een bepaalde naam en locatie aanduiding. De pm koppelt aan elke resource of object een UUID en werkt hier intern </text:span><text:soft-page-break/><text:span text:style-name="T3">mee. De toepaasing gebruikt de identificatie van de oorspronkelike resource of object. De PEP </text:span><text:span text:style-name="T4">of PDP </text:span><text:span text:style-name="T3">zal dus steeds de UUID moeten opzoeken.</text:span></text:p>
      <text:p text:style-name="P10"><text:span text:style-name="T3">Voorbeelden:</text:span></text:p>
      <text:list xml:id="list3428719401496111010" text:style-name="L2">
        <text:list-item>
          <text:p text:style-name="P17"><text:span text:style-name="T1">User: </text:span><text:span text:style-name="T3">ldap://ldap.example.com/dc=example,dc=com,</text:span><text:span text:style-name="T5">cn=john</text:span></text:p>
        </text:list-item>
        <text:list-item>
          <text:p text:style-name="P11"><text:span text:style-name="T3">Object: </text:span><text:a xlink:type="simple" xlink:href="http://example.org/wiki/Main_Page" text:style-name="Internet_20_link" text:visited-style-name="Visited_20_Internet_20_Link"><text:span text:style-name="T3">http://example.org/wiki/Main_Page</text:span></text:a><text:span text:style-name="T3">.</text:span></text:p>
        </text:list-item>
      </text:list>
      <text:p text:style-name="P15"><text:span text:style-name="T3">We noemen dit de ‘waarden’ van de user c.q. het object.</text:span></text:p>
      <text:p text:style-name="P12"><text:span text:style-name="T3">Attributes hebben geen relatie met dingen als unix groups of directories, al zullen deze in de praktijk wel vaak synchroon aan elkaar lopen. Voor ua’s is dat in feite eenvoudig in te zien omdat niet UNIX maar de pm bepaalt wie waar toegang toe heeft. </text:span><text:span text:style-name="T6">Bij oa’s moet je er steeds vanuit gaan dat de pm de ordening, c.q. hiërarchie bepaald en niet de eventueel al bestaande indeling van files in directories wanneer de pm wordt opgezet.</text:span></text:p>
      <text:p text:style-name="P13"><text:span text:style-name="T3">In de pm is het aanmaken van een object een administrative </text:span><text:span text:style-name="T7">operation (c-o). Als het object bestaat kan de inhoud worden gelezen of geschreven, afhankelijk van de allow/deny beslissing van de PDP. <text:s/></text:span><text:span text:style-name="T8">Een PUT, Create, INSERT of vergelijkbare opdracht bestaat dus uit een create voorafgaande aan de werkelijke schrijfopdracht van de inhoud indien een resource niet bestaat. </text:span></text:p>
      <text:p text:style-name="P14">NB: Wat als het schrijven van de inhoud niet lukt: moeten we dan een rollback doen op de create??</text:p>
      <text:p text:style-name="P12"><text:span text:style-name="T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Operation</text:p>
          </table:table-cell>
          <table:table-cell table:style-name="Table1.A1" office:value-type="string">
            <text:p text:style-name="Table_20_Heading">SQL</text:p>
          </table:table-cell>
          <table:table-cell table:style-name="Table1.A1" office:value-type="string">
            <text:p text:style-name="Table_20_Heading">HTTP</text:p>
          </table:table-cell>
          <table:table-cell table:style-name="Table1.A1" office:value-type="string">
            <text:p text:style-name="Table_20_Heading">DDS</text:p>
          </table:table-cell>
        </table:table-row>
        <table:table-row>
          <table:table-cell table:style-name="Table1.A1" office:value-type="string">
            <text:p text:style-name="Table_20_Contents">Create</text:p>
          </table:table-cell>
          <table:table-cell table:style-name="Table1.A1" office:value-type="string">
            <text:p text:style-name="Table_20_Contents"><text:a xlink:type="simple" xlink:href="https://en.wikipedia.org/wiki/Insert_%28SQL%29" text:style-name="Internet_20_link" text:visited-style-name="Visited_20_Internet_20_Link">INSERT</text:a></text:p>
          </table:table-cell>
          <table:table-cell table:style-name="Table1.A1" office:value-type="string">
            <text:p text:style-name="Table_20_Contents"><text:a xlink:type="simple" xlink:href="https://en.wikipedia.org/wiki/PUT_%28HTTP%29" text:style-name="Internet_20_link" text:visited-style-name="Visited_20_Internet_20_Link">PUT</text:a> / <text:a xlink:type="simple" xlink:href="https://en.wikipedia.org/wiki/POST_%28HTTP%29" text:style-name="Internet_20_link" text:visited-style-name="Visited_20_Internet_20_Link">POST</text:a></text:p>
          </table:table-cell>
          <table:table-cell table:style-name="Table1.A1" office:value-type="string">
            <text:p text:style-name="Table_20_Contents">write</text:p>
          </table:table-cell>
        </table:table-row>
        <table:table-row>
          <table:table-cell table:style-name="Table1.A1" office:value-type="string">
            <text:p text:style-name="Table_20_Contents">Read (Retrieve)</text:p>
          </table:table-cell>
          <table:table-cell table:style-name="Table1.A1" office:value-type="string">
            <text:p text:style-name="Table_20_Contents"><text:a xlink:type="simple" xlink:href="https://en.wikipedia.org/wiki/Select_%28SQL%29" text:style-name="Internet_20_link" text:visited-style-name="Visited_20_Internet_20_Link">SELECT</text:a></text:p>
          </table:table-cell>
          <table:table-cell table:style-name="Table1.A1" office:value-type="string">
            <text:p text:style-name="Table_20_Contents"><text:a xlink:type="simple" xlink:href="https://en.wikipedia.org/wiki/GET_%28HTTP%29" text:style-name="Internet_20_link" text:visited-style-name="Visited_20_Internet_20_Link">GET</text:a></text:p>
          </table:table-cell>
          <table:table-cell table:style-name="Table1.A1" office:value-type="string">
            <text:p text:style-name="Table_20_Contents">read / take</text:p>
          </table:table-cell>
        </table:table-row>
        <table:table-row>
          <table:table-cell table:style-name="Table1.A1" office:value-type="string">
            <text:p text:style-name="Table_20_Contents">Update (Modify)</text:p>
          </table:table-cell>
          <table:table-cell table:style-name="Table1.A1" office:value-type="string">
            <text:p text:style-name="Table_20_Contents"><text:a xlink:type="simple" xlink:href="https://en.wikipedia.org/wiki/Update_%28SQL%29" text:style-name="Internet_20_link" text:visited-style-name="Visited_20_Internet_20_Link">UPDATE</text:a></text:p>
          </table:table-cell>
          <table:table-cell table:style-name="Table1.A1" office:value-type="string">
            <text:p text:style-name="Table_20_Contents"><text:a xlink:type="simple" xlink:href="https://en.wikipedia.org/wiki/PUT_%28HTTP%29" text:style-name="Internet_20_link" text:visited-style-name="Visited_20_Internet_20_Link">PUT</text:a> / <text:a xlink:type="simple" xlink:href="https://en.wikipedia.org/wiki/POST_%28HTTP%29" text:style-name="Internet_20_link" text:visited-style-name="Visited_20_Internet_20_Link">POST</text:a> / <text:a xlink:type="simple" xlink:href="https://en.wikipedia.org/wiki/PATCH_%28HTTP%29" text:style-name="Internet_20_link" text:visited-style-name="Visited_20_Internet_20_Link">PATCH</text:a></text:p>
          </table:table-cell>
          <table:table-cell table:style-name="Table1.A1" office:value-type="string">
            <text:p text:style-name="Table_20_Contents">write</text:p>
          </table:table-cell>
        </table:table-row>
        <table:table-row>
          <table:table-cell table:style-name="Table1.A1" office:value-type="string">
            <text:p text:style-name="Table_20_Contents">Delete (Destroy)</text:p>
          </table:table-cell>
          <table:table-cell table:style-name="Table1.A1" office:value-type="string">
            <text:p text:style-name="Table_20_Contents"><text:a xlink:type="simple" xlink:href="https://en.wikipedia.org/wiki/Delete_%28SQL%29" text:style-name="Internet_20_link" text:visited-style-name="Visited_20_Internet_20_Link">DELETE</text:a></text:p>
          </table:table-cell>
          <table:table-cell table:style-name="Table1.A1" office:value-type="string">
            <text:p text:style-name="Table_20_Contents"><text:a xlink:type="simple" xlink:href="https://en.wikipedia.org/wiki/DELETE_%28HTTP%29" text:style-name="Internet_20_link" text:visited-style-name="Visited_20_Internet_20_Link">DELETE</text:a></text:p>
          </table:table-cell>
          <table:table-cell table:style-name="Table1.A1" office:value-type="string">
            <text:p text:style-name="Table_20_Contents">dispose</text:p>
          </table:table-cell>
        </table:table-row>
      </table:table>
      <text:p text:style-name="P1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9:52:19.160708066</meta:creation-date>
    <meta:generator>LibreOffice/5.2.7.2$Linux_X86_64 LibreOffice_project/20m0$Build-2</meta:generator>
    <dc:date>2017-11-21T14:24:15.025012692</dc:date>
    <meta:editing-duration>PT3H46M56S</meta:editing-duration>
    <meta:editing-cycles>16</meta:editing-cycles>
    <meta:document-statistic meta:table-count="1" meta:image-count="0" meta:object-count="0" meta:page-count="2" meta:paragraph-count="42" meta:word-count="532" meta:character-count="3386" meta:non-whitespace-character-count="2902"/>
  </office:meta>
</office:document-meta>
</file>